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36cm" fo:min-width="0.774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8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2.1cm" svg:x="2.6cm" svg:y="2.7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8cm" svg:height="2.1cm" svg:x="6.9cm" svg:y="2.8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8cm" svg:height="2.1cm" svg:x="10.2cm" svg:y="2.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cm" svg:height="2cm" svg:x="6.5cm" svg:y="9.3cm">
          <text:p text:style-name="P1">Sort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6.7cm" svg:height="1.6cm" svg:x="12.4cm" svg:y="6.4cm">
          <text:p text:style-name="P1">Distan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8cm" svg:y1="4.9cm" svg:x2="12.4cm" svg:y2="7.2cm" draw:start-shape="id1" draw:start-glue-point="8" draw:end-shape="id2" draw:end-glue-point="5" svg:d="M7800 4900v2300h4600" svg:viewBox="0 0 4601 2301">
          <text:p/>
        </draw:connector>
        <draw:connector draw:style-name="gr4" draw:text-style-name="P1" draw:layer="layout" svg:x1="11.1cm" svg:y1="4.9cm" svg:x2="12.4cm" svg:y2="7.2cm" draw:start-shape="id3" draw:start-glue-point="8" draw:end-shape="id2" draw:end-glue-point="5" svg:d="M11100 4900v2300h1300" svg:viewBox="0 0 1301 2301">
          <text:p/>
        </draw:connector>
        <draw:connector draw:style-name="gr4" draw:text-style-name="P1" draw:layer="layout" svg:x1="6.9cm" svg:y1="3.85cm" svg:x2="6.5cm" svg:y2="10.3cm" draw:start-shape="id1" draw:start-glue-point="6" draw:end-shape="id4" draw:end-glue-point="3" svg:d="M6900 3850h-901v6450h501" svg:viewBox="0 0 902 6451">
          <text:p/>
        </draw:connector>
        <draw:frame draw:style-name="gr5" draw:text-style-name="P2" draw:layer="layout" svg:width="20.06cm" svg:height="2.384cm" svg:x="1cm" svg:y="13.4cm">
          <draw:text-box>
            <text:p>One table for n, as it has no links</text:p>
            <text:p>3 * Three tables for sorts, varying m, and the sorting algorithm</text:p>
            <text:p>2 * Four tables for distance, varying m, d, and the distance calcula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7T16:17:38.127574713</meta:creation-date>
    <dc:date>2018-03-07T16:52:15.646104747</dc:date>
    <meta:editing-duration>PT4M17S</meta:editing-duration>
    <meta:editing-cycles>1</meta:editing-cycles>
    <meta:document-statistic meta:object-count="9"/>
    <meta:generator>LibreOffice/5.4.5.1$Linux_X86_64 LibreOffice_project/40m0$Build-1</meta:generator>
  </office:meta>
</office:document-meta>
</file>